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2.29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068cm" fo:min-width="1.278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5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118cm"/>
    </style:style>
    <style:style style:name="gr11" style:family="graphic" style:parent-style-name="standard">
      <style:graphic-properties draw:fill="solid" draw:fill-color="#ccffcc" draw:textarea-horizontal-align="justify" draw:textarea-vertical-align="middle" draw:auto-grow-height="false" fo:min-height="1.277cm" fo:min-width="2.465cm"/>
    </style:style>
    <style:style style:name="gr12" style:family="graphic" style:parent-style-name="standard">
      <style:graphic-properties draw:fill="solid" draw:fill-color="#ccffcc" draw:textarea-horizontal-align="justify" draw:textarea-vertical-align="middle" draw:auto-grow-height="false" fo:min-height="1.03cm" fo:min-width="3.099cm"/>
    </style:style>
    <style:style style:name="gr13" style:family="graphic" style:parent-style-name="standard">
      <style:graphic-properties draw:fill="solid" draw:fill-color="#ccffcc" draw:textarea-horizontal-align="justify" draw:textarea-vertical-align="middle" draw:auto-grow-height="false" fo:min-height="1.782cm" fo:min-width="1.343cm"/>
    </style:style>
    <style:style style:name="gr14" style:family="graphic" style:parent-style-name="standard">
      <style:graphic-properties draw:fill="solid" draw:fill-color="#ccffcc" draw:textarea-horizontal-align="justify" draw:textarea-vertical-align="middle" draw:auto-grow-height="false" fo:min-height="1.909cm" fo:min-width="4.453cm"/>
    </style:style>
    <style:style style:name="gr15" style:family="graphic" style:parent-style-name="standard">
      <style:graphic-properties draw:fill="solid" draw:fill-color="#ccffcc" draw:textarea-horizontal-align="justify" draw:textarea-vertical-align="middle" draw:auto-grow-height="false" fo:min-height="1.097cm" fo:min-width="1.9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3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8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18cm"/>
    </style:style>
    <style:style style:name="co1" style:family="table-column">
      <style:table-column-properties style:column-width="4.538cm" style:use-optimal-column-width="false"/>
    </style:style>
    <style:style style:name="co2" style:family="table-column">
      <style:table-column-properties style:column-width="4.552cm" style:use-optimal-column-width="false"/>
    </style:style>
    <style:style style:name="co3" style:family="table-column">
      <style:table-column-properties style:column-width="6.424cm" style:use-optimal-column-width="false"/>
    </style:style>
    <style:style style:name="co4" style:family="table-column">
      <style:table-column-properties style:column-width="13.863cm" style:use-optimal-column-width="false"/>
    </style:style>
    <style:style style:name="co5" style:family="table-column">
      <style:table-column-properties style:column-width="15.978cm" style:use-optimal-column-width="false"/>
    </style:style>
    <style:style style:name="co6" style:family="table-column">
      <style:table-column-properties style:column-width="10.371cm" style:use-optimal-column-width="false"/>
    </style:style>
    <style:style style:name="co7" style:family="table-column">
      <style:table-column-properties style:column-width="9.309cm" style:use-optimal-column-width="false"/>
    </style:style>
    <style:style style:name="co8" style:family="table-column">
      <style:table-column-properties style:column-width="8.824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769cm"/>
    </style:style>
    <style:style style:name="ro3" style:family="table-row">
      <style:table-row-properties style:row-height="1.687cm"/>
    </style:style>
    <style:style style:name="ro4" style:family="table-row">
      <style:table-row-properties style:row-height="1.395cm"/>
    </style:style>
    <style:style style:name="ro5" style:family="table-row">
      <style:table-row-properties style:row-height="1.343cm"/>
    </style:style>
    <style:style style:name="ro6" style:family="table-row">
      <style:table-row-properties style:row-height="1.153cm"/>
    </style:style>
    <style:style style:name="ce1" style:family="table-cell">
      <style:graphic-properties style:repeat="repeat"/>
      <style:text-properties fo:color="#0066cc"/>
    </style:style>
    <style:style style:name="ce2" style:family="table-cell">
      <style:graphic-properties style:repeat="repeat"/>
      <style:text-properties fo:color="#0066cc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  <style:text-properties fo:color="#0066cc" fo:font-size="14pt" style:font-size-asian="14pt" style:font-size-complex="14pt"/>
    </style:style>
    <style:style style:name="ce4" style:family="table-cell">
      <style:graphic-properties style:repeat="repeat"/>
      <style:paragraph-properties fo:line-height="150%"/>
      <style:text-properties fo:color="#0066cc"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d320"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paragraph-properties fo:line-height="150%"/>
    </style:style>
    <style:style style:name="T1" style:family="text">
      <style:text-properties fo:color="#ffd320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66cc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66cc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66cc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94cm" svg:height="3.81cm" svg:x="8.493cm" svg:y="5.445cm">
          <text:p text:style-name="P1"><text:span text:style-name="T1">dff_sync_</text:span></text:p>
          <text:p text:style-name="P1"><text:span text:style-name="T1">rs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842cm" svg:y1="6.08cm" svg:x2="8.493cm" svg:y2="6.08cm">
          <text:p/>
        </draw:line>
        <draw:custom-shape draw:style-name="gr3" draw:text-style-name="P1" draw:layer="layout" svg:width="2.032cm" svg:height="0.635cm" svg:x="6.969cm" svg:y="7.2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xml:id="id1" draw:id="id1" draw:layer="layout" svg:width="0.254cm" svg:height="0.254cm" svg:x="9.809cm" svg:y="9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0.071cm" svg:x1="7.659cm" svg:y1="10.193cm" svg:x2="10.026cm" svg:y2="9.415cm" draw:end-shape="id1" draw:end-glue-point="9" svg:d="M7659 10193v-49h2367v-729" svg:viewBox="0 0 2368 779">
          <text:p/>
        </draw:connector>
        <draw:frame draw:style-name="gr5" draw:text-style-name="P3" draw:layer="layout" svg:width="1.467cm" svg:height="0.806cm" svg:x="5.953cm" svg:y="5.345cm">
          <draw:text-box>
            <text:p><text:span text:style-name="T2">data</text:span></text:p>
          </draw:text-box>
        </draw:frame>
        <draw:frame draw:style-name="gr6" draw:text-style-name="P3" draw:layer="layout" svg:width="1.637cm" svg:height="0.806cm" svg:x="5.972cm" svg:y="6.569cm">
          <draw:text-box>
            <text:p><text:span text:style-name="T2">clock</text:span></text:p>
          </draw:text-box>
        </draw:frame>
        <draw:frame draw:style-name="gr7" draw:text-style-name="P3" draw:layer="layout" svg:width="1.607cm" svg:height="0.806cm" svg:x="6.615cm" svg:y="9.409cm">
          <draw:text-box>
            <text:p><text:span text:style-name="T2">reset</text:span></text:p>
          </draw:text-box>
        </draw:frame>
        <draw:line draw:style-name="gr2" draw:text-style-name="P1" draw:layer="layout" svg:x1="11.287cm" svg:y1="6.588cm" svg:x2="13.065cm" svg:y2="6.588cm">
          <text:p/>
        </draw:line>
        <draw:frame draw:style-name="gr8" draw:text-style-name="P3" draw:layer="layout" svg:width="0.777cm" svg:height="0.806cm" svg:x="12.557cm" svg:y="5.753cm">
          <draw:text-box>
            <text:p><text:span text:style-name="T2">q</text:span></text:p>
          </draw:text-box>
        </draw:frame>
        <draw:frame draw:style-name="gr9" draw:text-style-name="P4" draw:layer="layout" svg:width="13.045cm" svg:height="1.119cm" svg:x="4.204cm" svg:y="2.344cm">
          <draw:text-box>
            <text:p><text:span text:style-name="T3">D-flip flop with synchronous reset</text:span></text:p>
          </draw:text-box>
        </draw:frame>
      </draw:page>
      <draw:page draw:name="page2" draw:style-name="dp1" draw:master-page-name="Default">
        <draw:frame draw:style-name="standard" draw:layer="layout" svg:width="18.165cm" svg:height="8.504cm" svg:x="1.892cm" svg:y="4.1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<text:s text:c="4"/></text:span></text:p>
                <text:p><text:span text:style-name="T4"><text:s text:c="6"/></text:span><text:span text:style-name="T4">signal</text:span></text:p>
              </table:table-cell>
              <table:table-cell>
                <text:p><text:span text:style-name="T4"/></text:p>
                <text:p><text:span text:style-name="T4"><text:s text:c="5"/></text:span><text:span text:style-name="T4">direction</text:span></text:p>
              </table:table-cell>
              <table:table-cell>
                <text:p><text:span text:style-name="T4"/></text:p>
                <text:p><text:span text:style-name="T4"><text:s text:c="8"/></text:span><text:span text:style-name="T4">width</text:span></text:p>
              </table:table-cell>
              <table:table-cell>
                <text:p><text:span text:style-name="T4"/></text:p>
                <text:p><text:span text:style-name="T4"><text:s/></text:span><text:span text:style-name="T4">description</text:span></text:p>
              </table:table-cell>
            </table:table-row>
            <table:table-row table:style-name="ro2" table:default-cell-style-name="ce1">
              <table:table-cell>
                <text:p><text:span text:style-name="T4">data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6"/></text:span><text:span text:style-name="T4">1 bit</text:span></text:p>
              </table:table-cell>
              <table:table-cell>
                <text:p><text:span text:style-name="T4">1 bit input <text:s text:c="5"/>data</text:span></text:p>
              </table:table-cell>
            </table:table-row>
            <table:table-row table:style-name="ro1" table:default-cell-style-name="ce1">
              <table:table-cell>
                <text:p><text:span text:style-name="T4">clock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6"/></text:span><text:span text:style-name="T4">1 bit</text:span></text:p>
              </table:table-cell>
              <table:table-cell>
                <text:p><text:span text:style-name="T4">Assume 50MHz</text:span></text:p>
              </table:table-cell>
            </table:table-row>
            <table:table-row table:style-name="ro1" table:default-cell-style-name="ce1">
              <table:table-cell>
                <text:p><text:span text:style-name="T4">reset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7"/></text:span><text:span text:style-name="T4">1 bit</text:span></text:p>
              </table:table-cell>
              <table:table-cell>
                <text:p><text:span text:style-name="T4">1 bit input data</text:span></text:p>
              </table:table-cell>
            </table:table-row>
            <table:table-row table:style-name="ro3" table:default-cell-style-name="ce1">
              <table:table-cell>
                <text:p><text:span text:style-name="T4">q</text:span></text:p>
              </table:table-cell>
              <table:table-cell>
                <text:p><text:span text:style-name="T4">output</text:span></text:p>
              </table:table-cell>
              <table:table-cell>
                <text:p><text:span text:style-name="T4"><text:s text:c="7"/></text:span><text:span text:style-name="T4">1 bit</text:span></text:p>
              </table:table-cell>
              <table:table-cell>
                <text:p><text:span text:style-name="T4">1 bit input</text:span></text:p>
                <text:p><text:span text:style-name="T4">dat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4" draw:layer="layout" svg:width="7.618cm" svg:height="1.119cm" svg:x="7.004cm" svg:y="1.79cm">
          <draw:text-box>
            <text:p><text:span text:style-name="T3">Module description</text:span></text:p>
          </draw:text-box>
        </draw:frame>
      </draw:page>
      <draw:page draw:name="page3" draw:style-name="dp1" draw:master-page-name="Default">
        <draw:custom-shape draw:style-name="gr11" draw:text-style-name="P5" draw:layer="layout" svg:width="4.191cm" svg:height="2.159cm" svg:x="8.285cm" svg:y="3.797cm">
          <text:p text:style-name="P1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5.715cm" svg:height="2.032cm" svg:x="7.658cm" svg:y="8.442cm">
          <text:p text:style-name="P1"><text:span text:style-name="T5"><text:s text:c="6"/></text:span><text:span text:style-name="T5">input=data,reset,</text:span></text:p>
          <text:p text:style-name="P1"><text:span text:style-name="T5">clock</text:span></text:p>
          <text:p text:style-name="P1"><text:span text:style-name="T5">output=q.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5" xml:id="id2" draw:id="id2" draw:layer="layout" svg:width="3.683cm" svg:height="4.064cm" svg:x="8.609cm" svg:y="12.741cm">
          <text:p text:style-name="P1"><text:span text:style-name="T2">res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5" draw:layer="layout" svg:width="4.953cm" svg:height="2.159cm" svg:x="8.066cm" svg:y="19.726cm">
          <text:p text:style-name="P1"><text:span text:style-name="T2">q=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3" draw:id="id3" draw:layer="layout" svg:width="4.953cm" svg:height="2.159cm" svg:x="14.843cm" svg:y="16.297cm">
          <text:p text:style-name="P1"><text:span text:style-name="T2">q=0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429cm" svg:height="1.905cm" svg:x="8.874cm" svg:y="24.39cm">
          <text:p text:style-name="P1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292cm" svg:y1="14.773cm" svg:x2="17.319cm" svg:y2="16.297cm" draw:start-shape="id2" draw:start-glue-point="7" draw:end-shape="id3" draw:end-glue-point="0" svg:d="M12292 14773h5027v1524" svg:viewBox="0 0 5028 1525">
          <text:p/>
        </draw:connector>
        <draw:line draw:style-name="gr2" draw:text-style-name="P1" draw:layer="layout" svg:x1="10.525cm" svg:y1="16.805cm" svg:x2="10.525cm" svg:y2="20.107cm">
          <text:p/>
        </draw:line>
        <draw:line draw:style-name="gr2" draw:text-style-name="P1" draw:layer="layout" svg:x1="10.471cm" svg:y1="5.983cm" svg:x2="10.471cm" svg:y2="8.523cm">
          <text:p/>
        </draw:line>
        <draw:line draw:style-name="gr2" draw:text-style-name="P1" draw:layer="layout" svg:x1="10.471cm" svg:y1="10.555cm" svg:x2="10.471cm" svg:y2="12.841cm">
          <text:p/>
        </draw:line>
        <draw:line draw:style-name="gr2" draw:text-style-name="P1" draw:layer="layout" svg:x1="10.652cm" svg:y1="21.885cm" svg:x2="10.652cm" svg:y2="24.679cm">
          <text:p/>
        </draw:line>
        <draw:frame draw:style-name="gr16" draw:text-style-name="P3" draw:layer="layout" svg:width="1.239cm" svg:height="0.806cm" svg:x="14.554cm" svg:y="14.011cm">
          <draw:text-box>
            <text:p><text:span text:style-name="T2">low</text:span></text:p>
          </draw:text-box>
        </draw:frame>
        <draw:frame draw:style-name="gr17" draw:text-style-name="P3" draw:layer="layout" svg:width="1.438cm" svg:height="0.806cm" svg:x="10.406cm" svg:y="17.621cm">
          <draw:text-box>
            <text:p><text:span text:style-name="T2">high</text:span></text:p>
          </draw:text-box>
        </draw:frame>
        <draw:frame draw:style-name="gr18" draw:text-style-name="P4" draw:layer="layout" svg:width="11.322cm" svg:height="1.119cm" svg:x="5.112cm" svg:y="1.235cm">
          <draw:text-box>
            <text:p><text:span text:style-name="T3">Flow chart for dff_sync_reset</text:span></text:p>
          </draw:text-box>
        </draw:frame>
      </draw:page>
      <draw:page draw:name="page4" draw:style-name="dp1" draw:master-page-name="Default">
        <draw:frame draw:style-name="gr19" draw:text-style-name="P4" draw:layer="layout" svg:width="4.418cm" svg:height="1.119cm" svg:x="8.119cm" svg:y="1.582cm">
          <draw:text-box>
            <text:p><text:span text:style-name="T3">Test cases</text:span></text:p>
          </draw:text-box>
        </draw:frame>
        <draw:frame draw:style-name="standard" draw:layer="layout" svg:width="64.768cm" svg:height="12.722cm" svg:x="-21.606cm" svg:y="4.0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>
                <text:p><text:span text:style-name="T6">S.no</text:span></text:p>
              </table:table-cell>
              <table:table-cell>
                <text:p><text:span text:style-name="T6">Functionality</text:span></text:p>
              </table:table-cell>
              <table:table-cell>
                <text:p><text:span text:style-name="T6"><text:s text:c="4"/></text:span><text:span text:style-name="T6">Test procedure</text:span></text:p>
              </table:table-cell>
              <table:table-cell>
                <text:p><text:span text:style-name="T6">Expected output</text:span></text:p>
              </table:table-cell>
              <table:table-cell>
                <text:p><text:span text:style-name="T6">Actual output</text:span></text:p>
              </table:table-cell>
              <table:table-cell>
                <text:p><text:span text:style-name="T6">Result </text:span></text:p>
                <text:p><text:span text:style-name="T6">Pass/fail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6">1.</text:span></text:p>
              </table:table-cell>
              <table:table-cell>
                <text:p><text:span text:style-name="T7">Reset check-</text:span></text:p>
                <text:p><text:span text:style-name="T7">Check for reset of the circuit by making reset <text:s/>low. It reset the entire circuit.</text:span></text:p>
                <text:p><text:span text:style-name="T7"/></text:p>
                <text:p><text:span text:style-name="T7"><text:s/></text:span><text:span text:style-name="T7">According to spec the circuit will be reset to 0 when posedge clock arrives <text:s text:c="2"/></text:span></text:p>
              </table:table-cell>
              <table:table-cell>
                <text:p><text:span text:style-name="T7">Make</text:span></text:p>
                <text:p><text:span text:style-name="T7"><text:s/></text:span><text:span text:style-name="T7">Reset=0</text:span></text:p>
                <text:p><text:span text:style-name="T7">(at negedge clk)</text:span></text:p>
              </table:table-cell>
              <table:table-cell table:style-name="ce4">
                <text:p text:style-name="P7"><text:span text:style-name="T7">q=0</text:span></text:p>
                <text:p text:style-name="P7"><text:span text:style-name="T7">(it reset the at posedge clock)</text:span></text:p>
              </table:table-cell>
              <table:table-cell>
                <text:p><text:span text:style-name="T7">clock=0,</text:span><text:span text:style-name="T7"><text:tab/></text:span><text:span text:style-name="T7">reset=0,</text:span><text:span text:style-name="T7"><text:tab/></text:span><text:span text:style-name="T7">data=1,</text:span><text:span text:style-name="T7"><text:tab/></text:span><text:span text:style-name="T7">q=x</text:span></text:p>
                <text:p><text:span text:style-name="T7">clock=1,</text:span><text:span text:style-name="T7"><text:tab/></text:span><text:span text:style-name="T7">reset=0,</text:span><text:span text:style-name="T7"><text:tab/></text:span><text:span text:style-name="T7">data=1,</text:span><text:span text:style-name="T7"><text:tab/></text:span><text:span text:style-name="T7">q=0</text:span></text:p>
              </table:table-cell>
              <table:table-cell>
                <text:p><text:span text:style-name="T7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6">2.</text:span></text:p>
              </table:table-cell>
              <table:table-cell>
                <text:p><text:span text:style-name="T7">Reset check-</text:span></text:p>
                <text:p><text:span text:style-name="T7">Check for reset of the circuit by making reset as high.</text:span></text:p>
                <text:p><text:span text:style-name="T7"/></text:p>
                <text:p><text:span text:style-name="T7">According to spec output follows the input. </text:span></text:p>
              </table:table-cell>
              <table:table-cell>
                <text:p><text:span text:style-name="T7">Make</text:span></text:p>
                <text:p><text:span text:style-name="T7"><text:s/></text:span><text:span text:style-name="T7">Reset=1</text:span></text:p>
                <text:p><text:span text:style-name="T7">input=data(i.e data=0,1,x and z).</text:span></text:p>
                <text:p><text:span text:style-name="T7">(at negedge clk)</text:span></text:p>
              </table:table-cell>
              <table:table-cell>
                <text:p><text:span text:style-name="T7">q=data(it follows the input)</text:span></text:p>
              </table:table-cell>
              <table:table-cell>
                <text:p><text:span text:style-name="T7">clock=0,</text:span><text:span text:style-name="T7"><text:tab/></text:span><text:span text:style-name="T7">reset=1,</text:span><text:span text:style-name="T7"><text:tab/></text:span><text:span text:style-name="T7">data=1,</text:span><text:span text:style-name="T7"><text:tab/></text:span><text:span text:style-name="T7">q=0</text:span></text:p>
                <text:p><text:span text:style-name="T7">clock=1,</text:span><text:span text:style-name="T7"><text:tab/></text:span><text:span text:style-name="T7">reset=1,</text:span><text:span text:style-name="T7"><text:tab/></text:span><text:span text:style-name="T7">data=1,</text:span><text:span text:style-name="T7"><text:tab/></text:span><text:span text:style-name="T7">q=1</text:span></text:p>
                <text:p><text:span text:style-name="T7">clock=0,</text:span><text:span text:style-name="T7"><text:tab/></text:span><text:span text:style-name="T7">reset=1,</text:span><text:span text:style-name="T7"><text:tab/></text:span><text:span text:style-name="T7">data=z,</text:span><text:span text:style-name="T7"><text:tab/></text:span><text:span text:style-name="T7">q=1</text:span></text:p>
                <text:p><text:span text:style-name="T7">clock=1,</text:span><text:span text:style-name="T7"><text:tab/></text:span><text:span text:style-name="T7">reset=1,</text:span><text:span text:style-name="T7"><text:tab/></text:span><text:span text:style-name="T7">data=z,</text:span><text:span text:style-name="T7"><text:tab/></text:span><text:span text:style-name="T7">q=z</text:span></text:p>
                <text:p><text:span text:style-name="T7">clock=0,</text:span><text:span text:style-name="T7"><text:tab/></text:span><text:span text:style-name="T7">reset=1,</text:span><text:span text:style-name="T7"><text:tab/></text:span><text:span text:style-name="T7">data=x,</text:span><text:span text:style-name="T7"><text:tab/></text:span><text:span text:style-name="T7">q=z</text:span></text:p>
                <text:p><text:span text:style-name="T7">clock=1,</text:span><text:span text:style-name="T7"><text:tab/></text:span><text:span text:style-name="T7">reset=1,</text:span><text:span text:style-name="T7"><text:tab/></text:span><text:span text:style-name="T7">data=x,</text:span><text:span text:style-name="T7"><text:tab/></text:span><text:span text:style-name="T7">q=x</text:span></text:p>
                <text:p><text:span text:style-name="T7">clock=0,</text:span><text:span text:style-name="T7"><text:tab/></text:span><text:span text:style-name="T7">reset=1,</text:span><text:span text:style-name="T7"><text:tab/></text:span><text:span text:style-name="T7">data=0,</text:span><text:span text:style-name="T7"><text:tab/></text:span><text:span text:style-name="T7">q=x</text:span></text:p>
                <text:p><text:span text:style-name="T7">clock=1,</text:span><text:span text:style-name="T7"><text:tab/></text:span><text:span text:style-name="T7">reset=1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/></text:p>
              </table:table-cell>
              <table:table-cell>
                <text:p><text:span text:style-name="T7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6">3.</text:span></text:p>
              </table:table-cell>
              <table:table-cell>
                <text:p><text:span text:style-name="T7">Reset check-</text:span></text:p>
                <text:p><text:span text:style-name="T7">Check for reset of the circuit by making reset as 0.</text:span></text:p>
                <text:p><text:span text:style-name="T7">According to spec it reset the entire circuit.</text:span></text:p>
              </table:table-cell>
              <table:table-cell>
                <text:p><text:span text:style-name="T7">Make </text:span></text:p>
                <text:p><text:span text:style-name="T7">reset=0,</text:span></text:p>
                <text:p><text:span text:style-name="T7">input=data,(i.e 1,0,x and z).</text:span></text:p>
              </table:table-cell>
              <table:table-cell>
                <text:p><text:span text:style-name="T7">q=0(it reset at the posedge clk)</text:span></text:p>
              </table:table-cell>
              <table:table-cell>
                <text:p><text:span text:style-name="T7">clock=0,</text:span><text:span text:style-name="T7"><text:tab/></text:span><text:span text:style-name="T7">reset=0,</text:span><text:span text:style-name="T7"><text:tab/></text:span><text:span text:style-name="T7">data=1,</text:span><text:span text:style-name="T7"><text:tab/></text:span><text:span text:style-name="T7">q=1</text:span></text:p>
                <text:p><text:span text:style-name="T7">clock=1,</text:span><text:span text:style-name="T7"><text:tab/></text:span><text:span text:style-name="T7">reset=0,</text:span><text:span text:style-name="T7"><text:tab/></text:span><text:span text:style-name="T7">data=1,</text:span><text:span text:style-name="T7"><text:tab/></text:span><text:span text:style-name="T7">q=0</text:span></text:p>
                <text:p><text:span text:style-name="T7">clock=0,</text:span><text:span text:style-name="T7"><text:tab/></text:span><text:span text:style-name="T7">reset=1,</text:span><text:span text:style-name="T7"><text:tab/></text:span><text:span text:style-name="T7">data=1,</text:span><text:span text:style-name="T7"><text:tab/></text:span><text:span text:style-name="T7">q=0</text:span></text:p>
                <text:p><text:span text:style-name="T7"/></text:p>
              </table:table-cell>
              <table:table-cell>
                <text:p><text:span text:style-name="T7">pass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10:19:02.812214250</meta:creation-date>
    <dc:date>2016-11-16T10:20:12.103659385</dc:date>
    <meta:editing-duration>PT1H3M43S</meta:editing-duration>
    <meta:editing-cycles>18</meta:editing-cycles>
    <meta:generator>LibreOffice/4.3.7.2$Linux_X86_64 LibreOffice_project/430$Build-2</meta:generator>
    <meta:document-statistic meta:object-count="29"/>
  </office:meta>
</office:document-meta>
</file>